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불평</text:p>
      <text:p text:style-name="Normal">2019.09.30. 06:25. 김해국제공항 5번 게이트 앞에서. 오유신.</text:p>
      <text:p text:style-name="Normal"/>
      <text:p text:style-name="Normal">솔직하게 말해서 나는 경남과학고등학교 학생이라는 것을 그다지 자랑스럽게 생각하지는 않는다.</text:p>
      <text:p text:style-name="Normal">이렇게 말하면 선생님들 - 특히 우리 한철우 교장선생님이 - 분명 자랑스럽지 않은 학교라면 떠나라, 막지 않을 것이다며 말씀하실 것 - 이다. 다르게 말하여, 겁을 줄 것이다, 좀 더 심한 말로서는 협박할 것이다.</text:p>
      <text:p text:style-name="Normal"/>
      <text:p text:style-name="Normal">그러나 나는 이 자랑스럽지 않은데다가, 오히려 절망스럽기 짝이 없는 학교에 대한 입장을 바꿀 생각은 추호도 없다.</text:p>
      <text:p text:style-name="Normal">이 학교는 내가 입학한 이후로 나의 기대에 상응하는 것을 보여준 적이 없다. 물론, 경남과학고등학교 학생이라는 이유로 주변에서 많은 칭찬 따위 등이 들려오기는 했지만, 그것은 오히려 나의 현실과 타인들의 상상 사이에서의 괴리로부터 근원되는 절망과 피로를 하루하루 더해갔다.</text:p>
      <text:p text:style-name="Normal"/>
      <text:p text:style-name="Normal">과연 주변에서 생각하는 우리 학교의 모습이 아닌, 실질적인 내가 그 구성원으로서 관찰한 모습 중에서 긍정적으로 평가할 수 있는 요소가 있기는 할까? 매번 기숙사에 들어갔을 때, 내가 주변 친구들로부터 보는 모습은 또 하나의 짐승이요, 어린 아이의 추태와 같지 않던가. 왜 그들은 다른 사람들은 자신의 안중에도 없는 것인지, 자신의 날아갈 듯 한(?) 기분을 주변에게 알리고 싶어서인지는 모르겠지만 - 하여튼 <text:s text:c="1"/>고함을 지르고, 방방 뛰어다니며 그 난리법석을 치는지, 그리고 도대체 왜 멀쩡한 샤워실을 놔 두고 - 그저 몇 발짝 걸어가면 될 뿐인데 - 청소하는 아주머니 고생하시도록 화장실에서 샤워를 하는지 도무지 나로서는 이해할 수 없다. 게다가, 도대체 합강에서 매번 자리를 돌아다니고, 옆 자리 친구들과 떠드는 것은 내가 어떻게 이해해야 할까? 아무래도 그들이 고등학교에 입학한 목적을 입학 이후에 상실했던가, 애초에 여기에 입학할 때부터 거짓말로서 일관하였다는 결론, 총 2가지가 내가 내릴 수 있는 거의 유일한 결론인 것 같다. 참고로 말하자면, 개인적으로 나는 후자인 것 같다는 생각이 들기는 한다.</text:p>
      <text:p text:style-name="Normal"/>
      <text:p text:style-name="Normal">오늘 나는 수학여행을 떠난다.</text:p>
      <text:p text:style-name="Normal">하지만 나는 가장 즐거운 순간에 가장 괴로워하는 이상한 사람이기 때문에, 항상 회의적인 시각으로서 주변을 인식하는 이상한 사람이기 때문에, 전혀 즐겁지도 않을 뿐더러 오히려 수많은 걱정들에 시달리고 있는 것을 부인할 수 없을 것이다.</text:p>
      <text:p text:style-name="Normal"/>
      <text:p text:style-name="Normal">일전에 나는 하병수 선생님과 짧은 담소를 나눈 바가 있다. 무엇에 관한 담소였냐고 묻는다면 그렇게 많이 대답할 것은 없겠지만. 그 담소는 아무래도 우리 36기 전체에 관한 것이였다는 정도의 단서만을 제공해줄 수 있을 듯 하다. 우리 선생님께서는 이전 35기, 34기 선배들의 경우, 입학 이후에 이 정도는 아니었다고 말씀하셨다. 적어도 그들은 합강에서 떠드는 아이들과, 정해진 규칙을 위반한 아이들에게 제지할줄도 알고, 눈초리 하나라도 더 보낼 줄 아는, 기본 상식이 있는 사람들이다 - 라고 그렇게 선생님께서는 말씀하셨다.</text:p>
      <text:p text:style-name="Normal"/>
      <text:p text:style-name="Normal">그렇다고 말한다면, 우리 기수는 분명히 상식이라고는 눈꼽만큼치도 찾아볼 수 없는 파렴치한 이들로서 구성되어 있다고 결론내릴 수밖에 없다. 내가 우리 기수를 과소평가하거나, 왜곡해서 보는 것일지도 모르겠지만, 그저 내가 느끼기에는 정말,</text:p>
      <text:p text:style-name="Normal"/>
      <text:p text:style-name="Normal">“이 기수는 답이 없다.”</text:p>
      <text:p text:style-name="Normal"/>
      <text:p text:style-name="Normal">절망적인 것이다.</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